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2.068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joszolgalat.hu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1">Administrator </text:a></text:p>
          </table:table-cell>
          <table:table-cell office:value-type="string">
            <text:p>SUPERADMIN </text:p>
          </table:table-cell>
          <table:table-cell office:value-type="string">
            <text:p>adminisztrator@joszolgalat.h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14">antos </text:a></text:p>
          </table:table-cell>
          <table:table-cell office:value-type="string">
            <text:p>ADMIN </text:p>
          </table:table-cell>
          <table:table-cell office:value-type="string">
            <text:p>antos@cs.bme.h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22">Bártfai Zoltán </text:a></text:p>
          </table:table-cell>
          <table:table-cell office:value-type="string">
            <text:p>ADMIN </text:p>
          </table:table-cell>
          <table:table-cell office:value-type="string">
            <text:p>zoltan@bartfai.h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9">Breznyanszky Gabor </text:a></text:p>
          </table:table-cell>
          <table:table-cell office:value-type="string">
            <text:p>SUPERADMIN </text:p>
          </table:table-cell>
          <table:table-cell office:value-type="string">
            <text:p>brezy@ppt.e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26">bub1 </text:a></text:p>
          </table:table-cell>
          <table:table-cell office:value-type="string">
            <text:p>ADMIN </text:p>
          </table:table-cell>
          <table:table-cell table:style-name="ce3" office:value-type="string">
            <text:p>bergengocia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25">csite </text:a></text:p>
          </table:table-cell>
          <table:table-cell office:value-type="string">
            <text:p>ADMIN </text:p>
          </table:table-cell>
          <table:table-cell office:value-type="string">
            <text:p>csiten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8">dalia </text:a></text:p>
          </table:table-cell>
          <table:table-cell office:value-type="string">
            <text:p>ADMIN </text:p>
          </table:table-cell>
          <table:table-cell office:value-type="string">
            <text:p>dora@ppt.e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28">Fekete György </text:a></text:p>
          </table:table-cell>
          <table:table-cell office:value-type="string">
            <text:p>ADMIN </text:p>
          </table:table-cell>
          <table:table-cell office:value-type="string">
            <text:p>gyorgyfekete73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27">fenya25@vipmail.hu </text:a></text:p>
          </table:table-cell>
          <table:table-cell office:value-type="string">
            <text:p>ADMIN </text:p>
          </table:table-cell>
          <table:table-cell office:value-type="string">
            <text:p>fenya25@vipmail.h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11">ffresz </text:a></text:p>
          </table:table-cell>
          <table:table-cell office:value-type="string">
            <text:p>SUPERADMIN </text:p>
          </table:table-cell>
          <table:table-cell office:value-type="string">
            <text:p>ferenc.fresz@nbf.h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18">Freelance </text:a></text:p>
          </table:table-cell>
          <table:table-cell office:value-type="string">
            <text:p>ADMIN </text:p>
          </table:table-cell>
          <table:table-cell office:value-type="string">
            <text:p>istvan.taubert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4">Gabor Grosschmid </text:a></text:p>
          </table:table-cell>
          <table:table-cell office:value-type="string">
            <text:p>SUPERADMIN </text:p>
          </table:table-cell>
          <table:table-cell office:value-type="string">
            <text:p>gabor.grosschmid@ppt.e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10">Gáspár Piroska </text:a></text:p>
          </table:table-cell>
          <table:table-cell office:value-type="string">
            <text:p>ADMIN </text:p>
          </table:table-cell>
          <table:table-cell table:style-name="ce3" office:value-type="string">
            <text:p>gaspar.piroska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16">grin </text:a></text:p>
          </table:table-cell>
          <table:table-cell office:value-type="string">
            <text:p>ADMIN </text:p>
          </table:table-cell>
          <table:table-cell table:style-name="ce3" office:value-type="string">
            <text:p>grinapo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19">Ivan Ivanovics </text:a></text:p>
          </table:table-cell>
          <table:table-cell office:value-type="string">
            <text:p>ADMIN </text:p>
          </table:table-cell>
          <table:table-cell table:style-name="ce3" office:value-type="string">
            <text:p>ivanivan1028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3">kiazami </text:a></text:p>
          </table:table-cell>
          <table:table-cell office:value-type="string">
            <text:p>SUPERADMIN </text:p>
          </table:table-cell>
          <table:table-cell table:style-name="ce3" office:value-type="string">
            <text:p>madarasz.csaba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23">KissAndrea </text:a></text:p>
          </table:table-cell>
          <table:table-cell office:value-type="string">
            <text:p>ADMIN </text:p>
          </table:table-cell>
          <table:table-cell table:style-name="ce3" office:value-type="string">
            <text:p>kiss.andrea.cv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20">Lévay Ákos </text:a></text:p>
          </table:table-cell>
          <table:table-cell office:value-type="string">
            <text:p>ADMIN </text:p>
          </table:table-cell>
          <table:table-cell office:value-type="string">
            <text:p>akos.levay@szo.h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17">Medovárszky Zoltán </text:a></text:p>
          </table:table-cell>
          <table:table-cell office:value-type="string">
            <text:p>ADMIN </text:p>
          </table:table-cell>
          <table:table-cell office:value-type="string">
            <text:p>igor@igor.h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21">Mézes Nándor </text:a></text:p>
          </table:table-cell>
          <table:table-cell office:value-type="string">
            <text:p>ADMIN </text:p>
          </table:table-cell>
          <table:table-cell office:value-type="string">
            <text:p>m-nandi@t-online.h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13">monostoria </text:a></text:p>
          </table:table-cell>
          <table:table-cell office:value-type="string">
            <text:p>ADMIN </text:p>
          </table:table-cell>
          <table:table-cell table:style-name="ce3" office:value-type="string">
            <text:p>adrian.monostori@evulon.hu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15">Németh Katalin </text:a></text:p>
          </table:table-cell>
          <table:table-cell office:value-type="string">
            <text:p>ADMIN </text:p>
          </table:table-cell>
          <table:table-cell office:value-type="string">
            <text:p>nemeth72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12">Peter K. </text:a></text:p>
          </table:table-cell>
          <table:table-cell office:value-type="string">
            <text:p>ADMIN </text:p>
          </table:table-cell>
          <table:table-cell table:style-name="ce3" office:value-type="string">
            <text:p>kpehelp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7">Szegedi Eszter </text:a></text:p>
          </table:table-cell>
          <table:table-cell office:value-type="string">
            <text:p>ADMIN </text:p>
          </table:table-cell>
          <table:table-cell office:value-type="string">
            <text:p>szegedi.eszter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24">Tóth Ottó </text:a></text:p>
          </table:table-cell>
          <table:table-cell office:value-type="string">
            <text:p>ADMIN </text:p>
          </table:table-cell>
          <table:table-cell table:style-name="ce3" office:value-type="string">
            <text:p>ipasztor@me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5">turcsantamas </text:a></text:p>
          </table:table-cell>
          <table:table-cell office:value-type="string">
            <text:p>ADMIN </text:p>
          </table:table-cell>
          <table:table-cell office:value-type="string">
            <text:p>turcsantamas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6">Zsuzsa </text:a></text:p>
          </table:table-cell>
          <table:table-cell office:value-type="string">
            <text:p>ADMIN </text:p>
          </table:table-cell>
          <table:table-cell office:value-type="string">
            <text:p>toth.zsuzsa@gmail.com </text:p>
          </table:table-cell>
        </table:table-row>
        <table:table-row table:style-name="ro1">
          <table:table-cell office:value-type="string">
            <text:p>  </text:p>
          </table:table-cell>
          <table:table-cell office:value-type="string">
            <text:p><text:a xlink:href="http://joszolgalat.hu/index.php/admin/users/edit/2">zuzmo </text:a></text:p>
          </table:table-cell>
          <table:table-cell office:value-type="string">
            <text:p>SUPERADMIN </text:p>
          </table:table-cell>
          <table:table-cell office:value-type="string">
            <text:p>gabor.nagymajtenyi@gmail.com </text:p>
          </table:table-cell>
        </table:table-row>
      </table:table>
      <table:table table:name="jelentkezők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3">
          <table:table-cell office:value-type="string">
            <text:p>Tanácsadó</text:p>
          </table:table-cell>
          <table:table-cell office:value-type="string">
            <text:p>Gábor Nagymajtény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ndrás Ant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obert Golubeff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éter Kend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éka Csaba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Tamás Matlák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Olga Dolg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ettkó Andrá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ánta Erika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eckl Orsolya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álint Illé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kos Okoska Levay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silla Majo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onostori Adriá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ndrea Egertz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zegedi Eszte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emes Dániel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iroska Gáspá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Zoltán Igor Medovárszky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Frész Ferenc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zántó Laj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Tamás Turcsá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assányi Kinga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haun Conyer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udai Baláz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ence Bag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Ildiko Sip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Földvári Nagy Zsuzs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Lévai Richárd</text:p>
          </table:table-cell>
          <table:table-cell table:number-columns-repeated="3"/>
        </table:table-row>
        <table:table-row table:style-name="ro4">
          <table:table-cell office:value-type="string">
            <text:p>Kommunikáció </text:p>
          </table:table-cell>
          <table:table-cell office:value-type="string">
            <text:p>Erzsébet Takác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obert Golubeff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éka Csaba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szter Szab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Olga Dolg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ettkó Andrá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Gergely Póc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álint Illé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kos Okoska Levay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ttila Paks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iroska Gáspá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zegedi Eszte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emes Dániel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rvin Neme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ezriczky László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Zoltán Igor Medovárszky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orbert Csit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éhész Zsuzsa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Tamás Turcsá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ttila Fenyves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ándor Méze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Iren Potyond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Lévai Richárd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rvin Molná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abcica Sebők</text:p>
          </table:table-cell>
          <table:table-cell table:number-columns-repeated="3"/>
        </table:table-row>
        <table:table-row table:style-name="ro4">
          <table:table-cell office:value-type="string">
            <text:p>Moderátor</text:p>
          </table:table-cell>
          <table:table-cell office:value-type="string">
            <text:p>Gábor Nagymajtény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ndrás Ant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ártfai Zoltá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obert Golubeff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émeth Katali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Tamás Matlák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Olga Dolg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ettkó Andrá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álint Illé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iroska Gáspá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Zoltán Igor Medovárszky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orbert Csit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szter Szab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zántó Laj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assányi Kinga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Zsuzsanna Tóth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alázs Balogh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ándor Méze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Földvári Nagy Zsuzs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Lévai Richárd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éter Kovács</text:p>
          </table:table-cell>
          <table:table-cell table:number-columns-repeated="3"/>
        </table:table-row>
        <table:table-row table:style-name="ro3">
          <table:table-cell office:value-type="string">
            <text:p>Admin</text:p>
          </table:table-cell>
          <table:table-cell office:value-type="string">
            <text:p>Gábor Nagymajtény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ndrás Ant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éka Csaba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Gabor Breznyanszky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rvin Neme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Zoltán Igor Medovárszky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orbert Csit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zántó Laj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obert Adony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Földvári Nagy Zsuzs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ese-Melinda Feket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Lévai Richárd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éter Kovác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abcica Sebők</text:p>
          </table:table-cell>
          <table:table-cell table:number-columns-repeated="3"/>
        </table:table-row>
        <table:table-row table:style-name="ro4">
          <table:table-cell office:value-type="string">
            <text:p>Terepmunka</text:p>
          </table:table-cell>
          <table:table-cell office:value-type="string">
            <text:p>Gábor Nagymajtény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ártfai Zoltá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Ivan Ivanovic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rzsébet Takác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éka Csaba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Tibor Bartha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orbert Csit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ttila Széplak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Tamás Turcsá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ese-Melinda Feket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Lévai Richárd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rvin Molná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olnárné Bocsi Katalin</text:p>
          </table:table-cell>
          <table:table-cell table:number-columns-repeated="3"/>
        </table:table-row>
        <table:table-row table:style-name="ro4">
          <table:table-cell office:value-type="string">
            <text:p>Menedzsment</text:p>
          </table:table-cell>
          <table:table-cell office:value-type="string">
            <text:p>Szegedi Eszte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Olga Dolg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Tibor Bartha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rvin Neme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ttila Széplak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assányi Kinga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Lévai Richárd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éter Kovács</text:p>
          </table:table-cell>
          <table:table-cell table:number-columns-repeated="3"/>
        </table:table-row>
        <table:table-row table:style-name="ro4">
          <table:table-cell office:value-type="string">
            <text:p>Oktatás</text:p>
          </table:table-cell>
          <table:table-cell office:value-type="string">
            <text:p>Ilona Gazda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éka Csaba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Olga Dolgo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silla Majo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zegedi Eszte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assányi Kinga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Földvári Nagy Zsuzsi</text:p>
          </table:table-cell>
          <table:table-cell table:number-columns-repeated="3"/>
        </table:table-row>
        <table:table-row table:style-name="ro4">
          <table:table-cell office:value-type="string">
            <text:p>Offline-online csapatok összekötése</text:p>
          </table:table-cell>
          <table:table-cell office:value-type="string">
            <text:p>Bártfai Zoltá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saba Madarász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éka Csaba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zegedi Eszter</text:p>
          </table:table-cell>
          <table:table-cell table:number-columns-repeated="3"/>
        </table:table-row>
        <table:table-row table:style-name="ro4">
          <table:table-cell office:value-type="string">
            <text:p>Ellátó személyzet</text:p>
          </table:table-cell>
          <table:table-cell office:value-type="string">
            <text:p>Réka Csabai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Gábor Nagymajtényi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mese-Melinda Fekete</text:p>
          </table:table-cell>
          <table:table-cell table:number-columns-repeated="3"/>
        </table:table-row>
        <table:table-row table:style-name="ro4">
          <table:table-cell office:value-type="string">
            <text:p>Tesztelés, hibabejelentés</text:p>
          </table:table-cell>
          <table:table-cell office:value-type="string">
            <text:p>Bártfai Zoltá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ndrás Antos</text:p>
          </table:table-cell>
          <table:table-cell table:number-columns-repeated="3"/>
        </table:table-row>
        <table:table-row table:style-name="ro3">
          <table:table-cell office:value-type="string">
            <text:p>Logisztika</text:p>
          </table:table-cell>
          <table:table-cell office:value-type="string">
            <text:p>Ivan Ivanovics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Gábor Nagymajtényi</text:p>
          </table:table-cell>
          <table:table-cell table:number-columns-repeated="3"/>
        </table:table-row>
        <table:table-row table:style-name="ro4">
          <table:table-cell office:value-type="string">
            <text:p>Személy és vagyonvédelem</text:p>
          </table:table-cell>
          <table:table-cell office:value-type="string">
            <text:p>Attila Széplaki</text:p>
          </table:table-cell>
          <table:table-cell table:number-columns-repeated="3"/>
        </table:table-row>
        <table:table-row table:style-name="ro3">
          <table:table-cell office:value-type="string">
            <text:p>Nehézgépkezelő</text:p>
          </table:table-cell>
          <table:table-cell office:value-type="string">
            <text:p>Bártfai Zoltán</text:p>
          </table:table-cell>
          <table:table-cell table:number-columns-repeated="3"/>
        </table:table-row>
        <table:table-row table:style-name="ro4">
          <table:table-cell office:value-type="string">
            <text:p>Barlangi mentő</text:p>
          </table:table-cell>
          <table:table-cell office:value-type="string">
            <text:p>Sára Bernadett</text:p>
          </table:table-cell>
          <table:table-cell table:number-columns-repeated="3"/>
        </table:table-row>
        <table:table-row table:style-name="ro4">
          <table:table-cell office:value-type="string">
            <text:p>Hegyi mentő</text:p>
          </table:table-cell>
          <table:table-cell office:value-type="string">
            <text:p>Sára Bernadett</text:p>
          </table:table-cell>
          <table:table-cell table:number-columns-repeated="3"/>
        </table:table-row>
        <table:table-row table:style-name="ro4">
          <table:table-cell office:value-type="string">
            <text:p>Szponzor szervezés</text:p>
          </table:table-cell>
          <table:table-cell office:value-type="string">
            <text:p>Csaba Madarász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haun Conyers</text:p>
          </table:table-cell>
          <table:table-cell table:number-columns-repeated="3"/>
        </table:table-row>
        <table:table-row table:style-name="ro3">
          <table:table-cell office:value-type="string">
            <text:p>Supervisor </text:p>
          </table:table-cell>
          <table:table-cell office:value-type="string">
            <text:p>Szegedi Eszter</text:p>
          </table:table-cell>
          <table:table-cell table:number-columns-repeated="3"/>
        </table:table-row>
        <table:table-row table:style-name="ro4">
          <table:table-cell office:value-type="string">
            <text:p>Teherautó sofőr</text:p>
          </table:table-cell>
          <table:table-cell office:value-type="string">
            <text:p>Kollár István Pál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Ervin Molnár</text:p>
          </table:table-cell>
          <table:table-cell table:number-columns-repeated="3"/>
        </table:table-row>
        <table:table-row table:style-name="ro4">
          <table:table-cell office:value-type="string">
            <text:p>Tűzoltó</text:p>
          </table:table-cell>
          <table:table-cell office:value-type="string">
            <text:p>Németh Márton</text:p>
          </table:table-cell>
          <table:table-cell table:number-columns-repeated="3"/>
        </table:table-row>
        <table:table-row table:style-name="ro3">
          <table:table-cell office:value-type="string">
            <text:p>Mentő személyzet </text:p>
          </table:table-cell>
          <table:table-cell office:value-type="string">
            <text:p>Marton Sanyí</text:p>
          </table:table-cell>
          <table:table-cell office:value-type="string">
            <text:p>sic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saba Kátai Vincenzo</text:p>
          </table:table-cell>
          <table:table-cell office:value-type="string">
            <text:p>"Általános kétkezi segítő" kategória is, én magamat leginkább oda sorolnám... "B"-s jogsi van, két kéz van, lelkesedés van, jártam már levegőben, 2-3000m magas hegyeken, sziklán, mindenféle fura épületekben, víz alatt, vizes barlangban, meg még sokfelé. Bár egyikben sem vagyok kimondottan profi, de azért nem jellemző, hogy engem kéne menteni ezekről a helyekről. Melóból fakadóan telefon 0-24-ben bekapcsolva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Orsolya Csábi</text:p>
          </table:table-cell>
          <table:table-cell office:value-type="string">
            <text:p>En pszichologiai szolgaltatassal, krizis kezelessel, traumak kezelesevel tudok hozzajarulni a dologhoz. Kesobb - es ezt tiz eve is ajanlottam tuzoltoknak, keruleti parancsnoknak -, a mento csapatok stresszkezeleset, traums feldolgozasat tudnam csoportokkal, onismereti munkaval tamogatni. Es perfekt vagyok kommunikacio fejlesztesben es info szervezesben is. Ezen felul csabiorsolya.eu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4">
          <table:table-cell office:value-type="string">
            <text:p>Csatlakozók</text:p>
          </table:table-cell>
          <table:table-cell office:value-type="string">
            <text:p>Torma-Papp Ibolya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arton Pinter</text:p>
          </table:table-cell>
          <table:table-cell office:value-type="string">
            <text:p>ásn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ergely Hodicska, Felhőbácsi </text:p>
          </table:table-cell>
          <table:table-cell office:value-type="string">
            <text:p>ustream kapcsolat, cto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Hajnal Zoltá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ázsa Péter , QP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éter Hilbert</text:p>
          </table:table-cell>
          <table:table-cell office:value-type="string">
            <text:p>fotó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olnár Péter </text:p>
          </table:table-cell>
          <table:table-cell office:value-type="string">
            <text:p>fejlesztés, architec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u Lac</text:p>
          </table:table-cell>
          <table:table-cell office:value-type="string">
            <text:p>Kürt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Tom Kürti</text:p>
          </table:table-cell>
          <table:table-cell office:value-type="string">
            <text:p>Kür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aloczkai Attila</text:p>
          </table:table-cell>
          <table:table-cell office:value-type="string">
            <text:p>nyomda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Kacor Király, Sztankó Benedek</text:p>
          </table:table-cell>
          <table:table-cell office:value-type="string">
            <text:p>fejlesztés 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Monostori Adrián</text:p>
          </table:table-cell>
          <table:table-cell office:value-type="string">
            <text:p>fejlesztés 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arna Tamás</text:p>
          </table:table-cell>
          <table:table-cell office:value-type="string">
            <text:p>fejlesztés 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atlák Tamás</text:p>
          </table:table-cell>
          <table:table-cell office:value-type="string">
            <text:p>fejlesztés 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ürger Dóra</text:p>
          </table:table-cell>
          <table:table-cell office:value-type="string">
            <text:p>fejlesztés 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reznyányszky Gábor</text:p>
          </table:table-cell>
          <table:table-cell office:value-type="string">
            <text:p>Fejlesztés, FB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ándor Kohlmann</text:p>
          </table:table-cell>
          <table:table-cell office:value-type="string">
            <text:p>telkó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inga Bettyna Kovác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Zsuzsanna Györke</text:p>
          </table:table-cell>
          <table:table-cell office:value-type="string">
            <text:p>Tiszazug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éter Gervai, grín</text:p>
          </table:table-cell>
          <table:table-cell office:value-type="string">
            <text:p>wiki, telkó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Júlia Takács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Hajnalka Fulop </text:p>
          </table:table-cell>
          <table:table-cell office:value-type="string">
            <text:p>ujsagirokent es civil onkenteskedokent jottem ide, de munkavallalasi tanacsado szakiranyu hallgatokent tanulmanyozok es keresek jo gyakorlatot bemutato web 2.0-as projekteket, mint pl. ez is. Kozossegi media-eszkozok az allaskeresesben, munkavallalasra valo felkeszulesben, palyaorientacioban. Errol irom a TD K dolgozatomat is. Hogyan fuzhetnenk szorosabbra a szalakat:</text:p>
          </table:table-cell>
          <table:table-cell office:value-type="string">
            <text:p>TODO</text:p>
          </table:table-cell>
          <table:table-cell/>
        </table:table-row>
        <table:table-row table:style-name="ro3">
          <table:table-cell/>
          <table:table-cell office:value-type="string">
            <text:p>Budai Balázs</text:p>
          </table:table-cell>
          <table:table-cell office:value-type="string">
            <text:p>közgáz docens: Nekem tetszik. Ha gondolod, összehozlak a Kommunikációs Tanszék vezetőjével.</text:p>
          </table:table-cell>
          <table:table-cell office:value-type="string">
            <text:p>TODO</text:p>
          </table:table-cell>
          <table:table-cell office:value-type="string">
            <text:p>helyretegyük a fogalmat: a klasszikus (közigazgatás-civil szféra) relációban nem ez az első crowdsourcing projekt, de az elsők között van. (Nálam a muemlekem.hu volt az első, amire felfigyeltem pár éve.) Ha a projekt kinövi magát, akkor - miután állami funkcionalitást vállal át részben - a finanszírozhatóságához lehet igényelni állami forrást (támogatást) is. De mindettől függetlenül q*va jó ötlet, és örülök neki. Már most tananyag lettetek nálam. </text:p>
          </table:table-cell>
        </table:table-row>
        <table:table-row table:style-name="ro4">
          <table:table-cell/>
          <table:table-cell office:value-type="string">
            <text:p>Beáta Deutsch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ldikó Kutakné Takács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ngelika Bödőné Balogh</text:p>
          </table:table-cell>
          <table:table-cell office:value-type="string">
            <text:p>Barc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arton Pinte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émeth Márton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ván Pásztor</text:p>
          </table:table-cell>
          <table:table-cell office:value-type="string">
            <text:p>fejlesztés, iOS, oktatá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sülök Busz</text:p>
          </table:table-cell>
          <table:table-cell office:value-type="string">
            <text:p>Nem tudok többet bejelőlni. Összkerekes quaddal, lánfűrésszel rendelkező ipari alpinista ( cuccal) hegyi-barlangi-különleges mentés, mentő-szakáplói képzettség,teherautó-kamion vezetés, kétkezi terepmunka, kapcsolat a BÖME katasztrófásaival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Weibel György</text:p>
          </table:table-cell>
          <table:table-cell office:value-type="string">
            <text:p>Fejlesztés, diszpécs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Ákos Maróy</text:p>
          </table:table-cell>
          <table:table-cell office:value-type="string">
            <text:p>Fejlesztés, OSM, Android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Anna Martin</text:p>
          </table:table-cell>
          <table:table-cell office:value-type="string">
            <text:p>kutyatenyésztő, ezermest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áspár Bálint </text:p>
          </table:table-cell>
          <table:table-cell office:value-type="string">
            <text:p>Fejlesztés , FB, iOS, desig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Daniel Györki</text:p>
          </table:table-cell>
          <table:table-cell office:value-type="string">
            <text:p>desig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Szabó Bence</text:p>
          </table:table-cell>
          <table:table-cell office:value-type="string">
            <text:p>Fejlesztés ,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Szilvia Ádám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saba Varga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Kolozsvári Gabriella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onika Fekete</text:p>
          </table:table-cell>
          <table:table-cell office:value-type="string">
            <text:p>diszpécser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Edit Várnainé Huszti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column table:style-name="co3" table:number-columns-repeated="3" table:default-cell-style-name="Default"/>
        <table:table-row table:style-name="ro4">
          <table:table-cell office:value-type="string">
            <text:p>Partnerek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opve.hu</text:p>
          </table:table-cell>
          <table:table-cell office:value-type="string">
            <text:p>Németh Márton</text:p>
          </table:table-cell>
          <table:table-cell office:value-type="string">
            <text:p>https://www.facebook.com/events/288823687914982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 style:data-style-name="N2" text:time-value="0000-00-00T16:54: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or Nagymajtenyi</meta:initial-creator>
    <meta:creation-date>2013-03-20T11:10:34</meta:creation-date>
    <dc:date>2013-03-25T18:35:58</dc:date>
    <dc:creator>Gabor Nagymajtenyi</dc:creator>
    <meta:editing-duration>PT1H41M55S</meta:editing-duration>
    <meta:editing-cycles>8</meta:editing-cycles>
    <meta:generator>LibreOffice/3.6$Linux_x86 LibreOffice_project/360m1$Build-2</meta:generator>
    <meta:document-statistic meta:table-count="3" meta:cell-count="353" meta:object-count="0"/>
  </office:meta>
</office:document-meta>
</file>